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02e46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fo:font-style="normal" officeooo:rsid="03cbc619" style:font-style-asian="normal" style:font-style-complex="normal"/>
    </style:style>
    <style:style style:name="T31" style:family="text">
      <style:text-properties fo:font-style="normal" officeooo:rsid="03cbfc42" style:font-style-asian="normal" style:font-style-complex="normal"/>
    </style:style>
    <style:style style:name="T32" style:family="text">
      <style:text-properties fo:font-style="normal" officeooo:rsid="03cc7947" style:font-style-asian="normal" style:font-style-complex="normal"/>
    </style:style>
    <style:style style:name="T33" style:family="text">
      <style:text-properties fo:font-style="normal" officeooo:rsid="03cd5e73" style:font-style-asian="normal" style:font-style-complex="normal"/>
    </style:style>
    <style:style style:name="T34" style:family="text">
      <style:text-properties fo:font-style="normal" officeooo:rsid="03cebdd0" style:font-style-asian="normal" style:font-style-complex="normal"/>
    </style:style>
    <style:style style:name="T35" style:family="text">
      <style:text-properties fo:font-style="normal" officeooo:rsid="03cef135" style:font-style-asian="normal" style:font-style-complex="normal"/>
    </style:style>
    <style:style style:name="T36" style:family="text">
      <style:text-properties fo:font-style="normal" officeooo:rsid="03d006df" style:font-style-asian="normal" style:font-style-complex="normal"/>
    </style:style>
    <style:style style:name="T37" style:family="text">
      <style:text-properties fo:font-style="normal" officeooo:rsid="03d02e46" style:font-style-asian="normal" style:font-style-complex="normal"/>
    </style:style>
    <style:style style:name="T38" style:family="text">
      <style:text-properties fo:font-style="normal" officeooo:rsid="03d06152" style:font-style-asian="normal" style:font-style-complex="normal"/>
    </style:style>
    <style:style style:name="T39" style:family="text">
      <style:text-properties officeooo:rsid="000a14f6"/>
    </style:style>
    <style:style style:name="T40" style:family="text">
      <style:text-properties officeooo:rsid="005714b7"/>
    </style:style>
    <style:style style:name="T41" style:family="text">
      <style:text-properties officeooo:rsid="00880dbe"/>
    </style:style>
    <style:style style:name="T42" style:family="text">
      <style:text-properties officeooo:rsid="007c6d62"/>
    </style:style>
    <style:style style:name="T43" style:family="text">
      <style:text-properties officeooo:rsid="01e21ff5"/>
    </style:style>
    <style:style style:name="T44" style:family="text">
      <style:text-properties officeooo:rsid="0233449b"/>
    </style:style>
    <style:style style:name="T45" style:family="text">
      <style:text-properties officeooo:rsid="02317916"/>
    </style:style>
    <style:style style:name="T46" style:family="text">
      <style:text-properties officeooo:rsid="02867bcd"/>
    </style:style>
    <style:style style:name="T47" style:family="text">
      <style:text-properties officeooo:rsid="0063a409"/>
    </style:style>
    <style:style style:name="T48" style:family="text">
      <style:text-properties officeooo:rsid="034a2232"/>
    </style:style>
    <style:style style:name="T49" style:family="text">
      <style:text-properties officeooo:rsid="0387836c"/>
    </style:style>
    <style:style style:name="T50" style:family="text">
      <style:text-properties officeooo:rsid="03a5b103"/>
    </style:style>
    <style:style style:name="T51" style:family="text">
      <style:text-properties officeooo:rsid="03a5e499"/>
    </style:style>
    <style:style style:name="T52" style:family="text">
      <style:text-properties style:font-name="EB Garamond 12 All SC" fo:font-style="normal" officeooo:rsid="03ab3c01" style:font-style-asian="normal" style:font-style-complex="normal"/>
    </style:style>
    <style:style style:name="T53" style:family="text">
      <style:text-properties style:font-name="EB Garamond 12 All SC" fo:font-style="normal" officeooo:rsid="03ad0f49" style:font-style-asian="normal" style:font-style-complex="normal"/>
    </style:style>
    <style:style style:name="T54" style:family="text">
      <style:text-properties officeooo:rsid="03b4652d"/>
    </style:style>
    <style:style style:name="T55" style:family="text">
      <style:text-properties officeooo:rsid="03b75219"/>
    </style:style>
    <style:style style:name="T56" style:family="text">
      <style:text-properties officeooo:rsid="03b7a900"/>
    </style:style>
    <style:style style:name="T57" style:family="text">
      <style:text-properties officeooo:rsid="03bc49f5"/>
    </style:style>
    <style:style style:name="T58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54">Esser-</text:span>Skala, 201<text:span text:style-name="T46">8</text:span></text:p>
      <text:p text:style-name="P23"/>
      <text:p text:style-name="P23"/>
      <text:p text:style-name="P18">© 201<text:span text:style-name="T46">8</text:span> by Wolfgang <text:span text:style-name="T54">Esser-</text:span>Skala. This edition is licensed under the<text:span text:style-name="T48"><text:line-break/></text:span>Creative Commons Attribution<text:span text:style-name="T41">-NonCommercial-ShareAlike</text:span> 4.0 International License.<text:span text:style-name="T48"><text:line-break/></text:span>To view a copy of this license, visit http://creativecommons.org/licenses/by<text:span text:style-name="T42">-nc-sa</text:span>/4.0/.</text:p>
      <text:p text:style-name="P17"/>
      <text:p text:style-name="P19">Music engraving by LilyPond 2.18.0 (http://www.lilypond.org).<text:span text:style-name="T40"><text:line-break/>Front matter</text:span> typeset with EB Garamond (http://www.georgduffner.at/ebgaramond).</text:p>
      <text:p text:style-name="P23"/>
      <text:p text:style-name="P16">First <text:span text:style-name="T43">version</text:span>, <text:span text:style-name="T58">Octo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4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50">23,1</text:span>).</text:p>
      <text:p text:style-name="P3"/>
      <text:p text:style-name="P4">In general, this edition closely follows the <text:span text:style-name="T49">manuscript</text:span>. Any changes <text:span text:style-name="T39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52">k y r i e</text:span></text:p>
      <text:p text:style-name="P6"/>
      <text:p text:style-name="P12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</text:span><text:span text:style-name="T29">76<text:tab/>vla<text:tab/>1st eighth in Ms: r8<text:line-break/></text:span><text:span text:style-name="T28">89<text:tab/>A<text:tab/>bar in Ms: g′8–r8–r8<text:line-break/></text:span><text:span text:style-name="T27">139<text:tab/>S<text:tab/>bar in Ms: d″8–r8–r8</text:span><text:span text:style-name="T30"><text:line-break/><text:line-break/>199<text:tab/>B<text:tab/>3rd quarter in Ms: c4</text:span><text:span text:style-name="T31"><text:line-break/>199<text:tab/>org<text:tab/>3rd quarter in Ms: bes4</text:span><text:span text:style-name="T17"><text:line-break/></text:span></text:p>
      <text:p text:style-name="P11"><text:span text:style-name="T17"><text:line-break/><text:line-break/></text:span><text:span text:style-name="T53">s e q u e n t i a</text:span></text:p>
      <text:p text:style-name="P7"/>
      <text:p text:style-name="P13"><text:span text:style-name="T1">Bar<text:tab/>Staff<text:tab/>Note</text:span><text:span text:style-name="T12"><text:tab/></text:span><text:span text:style-name="T14"><text:line-break/></text:span><text:span text:style-name="T32">10<text:tab/>org<text:tab/>6th eighth in Ms: d16–Bes16</text:span><text:span text:style-name="T33"><text:line-break/>26</text:span><text:span text:style-name="T32"><text:tab/>org<text:tab/>6th eighth in Ms: </text:span><text:span text:style-name="T33">f</text:span><text:span text:style-name="T32">16–</text:span><text:span text:style-name="T33">d</text:span><text:span text:style-name="T32">16</text:span><text:span text:style-name="T34"><text:line-break/><text:line-break/>60<text:tab/>vla<text:tab/>bar in Ms: bes8–bes8–bes8–bes8–es′8–es′8</text:span><text:span text:style-name="T35"><text:line-break/>62<text:tab/>vla<text:tab/>bar in Ms: as8–as8</text:span><text:span text:style-name="T34">–es′8–es′8–es′8–es′8</text:span><text:span text:style-name="T35"><text:line-break/>64<text:tab/>vla<text:tab/>bar in Ms: </text:span><text:span text:style-name="T34">bes8–bes8–bes8–bes8–es′8–es′8</text:span><text:span text:style-name="T36"><text:line-break/>79<text:tab/>vla<text:tab/>bar in Ms: g′8–g′8–g′8–g′8–c′8–c′8</text:span><text:span text:style-name="T37"><text:line-break/>103</text:span><text:span text:style-name="T34"><text:tab/>vla<text:tab/>bar in Ms: bes8–bes8–bes8–bes8–es′8–es′8</text:span><text:span text:style-name="T35"><text:line-break/></text:span><text:span text:style-name="T37">105</text:span><text:span text:style-name="T35"><text:tab/>vla<text:tab/>bar in Ms: as8–as8</text:span><text:span text:style-name="T34">–es′8–es′8–es′8–es′8</text:span><text:span text:style-name="T35"><text:line-break/></text:span><text:span text:style-name="T37">107</text:span><text:span text:style-name="T35"><text:tab/>vla<text:tab/>bar in Ms: </text:span><text:span text:style-name="T34">bes8–bes8–bes8–bes8–es′8–es′8</text:span><text:span text:style-name="T38"><text:line-break/><text:line-break/>158<text:tab/>org<text:tab/>Bar missing in Ms.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45">wolfgang</text:span> (at) <text:span text:style-name="T44">esser-skala</text:span>.at<text:span text:style-name="T45"> or create an issue or pull request on the edition’s GitHub page (https://github.com/skafdasschaf/ </text:span><text:soft-page-break/><text:span text:style-name="T45">galuppi-requiem-BurG-I-52a)</text:span>. Your help will be greatly appreciated.</text:p>
      <text:p text:style-name="P14"/>
      <text:p text:style-name="P14"/>
      <text:p text:style-name="P14"><text:span text:style-name="T7">Salzburg, </text:span><text:span text:style-name="T18">October</text:span><text:span text:style-name="T7"> 201</text:span><text:span text:style-name="T8">8</text:span><text:line-break/>Wolfgang <text:span text:style-name="T54">Esser-</text:span>Skala</text:p>
      <text:p text:style-name="P29"/>
      <text:p text:style-name="P27"><text:span text:style-name="T48"><text:line-break/></text:span>C O N T E N T S</text:p>
      <text:p text:style-name="P21"/>
      <text:p text:style-name="P20"/>
      <text:p text:style-name="P15">Introitus</text:p>
      <text:p text:style-name="P22"><text:tab/>1<text:span text:style-name="T51">.1</text:span><text:tab/><text:span text:style-name="T55">Requiem</text:span><text:tab/><text:span text:style-name="T57">2<text:line-break/><text:line-break/></text:span><text:span text:style-name="T3">Kyrie</text:span><text:span text:style-name="T55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56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0-08T20:33:37.294891865</dc:date>
    <dc:creator>Wolfgang Skala</dc:creator>
    <meta:editing-duration>P10DT8H13M49S</meta:editing-duration>
    <meta:editing-cycles>896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571" meta:character-count="3170" meta:non-whitespace-character-count="2604"/>
  </office:meta>
</office:document-meta>
</file>